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0.952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59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3.168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subtitle">
      <style:graphic-properties draw:fill-color="#ffffff" draw:auto-grow-height="true" fo:min-height="11.886cm"/>
    </style:style>
    <style:style style:name="co1" style:family="table-column">
      <style:table-column-properties style:column-width="4.455cm" style:use-optimal-column-width="false"/>
    </style:style>
    <style:style style:name="co2" style:family="table-column">
      <style:table-column-properties style:column-width="4.4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(Proposal)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The proposal for our project was to create a device that is able to dispense drinks to the customers who bought the hardware. The hardware must be able to detect a filled reservoir and pump out drinks accordingly.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Budget</text:p>
          </draw:text-box>
        </draw:frame>
        <draw:frame draw:style-name="standard" draw:layer="layout" svg:width="22.289cm" svg:height="12.767cm" svg:x="2.524cm" svg:y="5.4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art</text:p>
              </table:table-cell>
              <table:table-cell>
                <text:p>Cost</text:p>
              </table:table-cell>
              <table:table-cell>
                <text:p>Shipping</text:p>
              </table:table-cell>
              <table:table-cell>
                <text:p>Quantity</text:p>
              </table:table-cell>
              <table:table-cell>
                <text:p>Description</text:p>
              </table:table-cell>
            </table:table-row>
            <table:table-row table:style-name="ro1" table:default-cell-style-name="ce1">
              <table:table-cell>
                <text:p>12 V Adapters</text:p>
              </table:table-cell>
              <table:table-cell>
                <text:p>$20</text:p>
              </table:table-cell>
              <table:table-cell>
                <text:p>N/A</text:p>
              </table:table-cell>
              <table:table-cell>
                <text:p>1</text:p>
              </table:table-cell>
              <table:table-cell>
                <text:p>For the driver board</text:p>
              </table:table-cell>
            </table:table-row>
            <table:table-row table:style-name="ro1" table:default-cell-style-name="ce1">
              <table:table-cell>
                <text:p>LCD Screen</text:p>
              </table:table-cell>
              <table:table-cell>
                <text:p>$80</text:p>
              </table:table-cell>
              <table:table-cell>
                <text:p>$25</text:p>
              </table:table-cell>
              <table:table-cell>
                <text:p>1</text:p>
              </table:table-cell>
              <table:table-cell>
                <text:p>Just the LCD with drivers</text:p>
              </table:table-cell>
            </table:table-row>
            <table:table-row table:style-name="ro1" table:default-cell-style-name="ce1">
              <table:table-cell>
                <text:p>Peristaltic Liquid Pump with silicone tubing</text:p>
              </table:table-cell>
              <table:table-cell>
                <text:p>$49.90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Water sensor</text:p>
              </table:table-cell>
              <table:table-cell>
                <text:p>$19.90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Touch sensor</text:p>
              </table:table-cell>
              <table:table-cell>
                <text:p>$7.18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Raspberry Pi</text:p>
              </table:table-cell>
              <table:table-cell>
                <text:p>$59.99</text:p>
              </table:table-cell>
              <table:table-cell>
                <text:p>$12.0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Micro SD</text:p>
              </table:table-cell>
              <table:table-cell>
                <text:p>$13.99</text:p>
              </table:table-cell>
              <table:table-cell>
                <text:p>N/A</text:p>
              </table:table-cell>
              <table:table-cell>
                <text:p>1</text:p>
              </table:table-cell>
              <table:table-cell>
                <text:p>A micro SD for the raspbi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3.168cm" svg:x="0.201cm" svg:y="7.874cm" presentation:class="outline" presentation:user-transformed="true">
          <draw:text-box>
            <text:list text:style-name="L3">
              <text:list-header>
                <text:p>Our initial schedule has drastically changed from the start of the semester.</text:p>
              </text:list-header>
            </text:list>
          </draw:text-box>
        </draw:frame>
        <draw:frame draw:style-name="gr2" draw:layer="layout" svg:width="24.579cm" svg:height="1.202cm" svg:x="1.524cm" svg:y="5.91cm">
          <draw:text-box>
            <text:p><text:a xlink:href="https://github.com/Jonnytlv/Jonnytlv.github.io/blob/master/FarmBot.pdf">https://github.com/Jonnytlv/Jonnytlv.github.io/blob/master/FarmBot.pdf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uild Video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Knowledge used from other courses</text:p>
          </draw:text-box>
        </draw:frame>
        <draw:frame presentation:style-name="pr6" draw:layer="layout" svg:width="25.199cm" svg:height="11.886cm" svg:x="1.4cm" svg:y="6.014cm" presentation:class="subtitle">
          <draw:text-box>
            <text:p>So for this project we were made to use knowledge from courses like Java and C for the raspberry pi portion of the project. The other half was knowledge from courses like embedded systems when we were trying to make our PCB's and connecting our wiring.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30T08:01:13.44</meta:creation-date>
    <meta:editing-duration>PT29M22S</meta:editing-duration>
    <meta:editing-cycles>8</meta:editing-cycles>
    <dc:date>2016-11-30T08:33:08.69</dc:date>
    <meta:generator>OpenOffice/4.1.2$Win32 OpenOffice.org_project/412m3$Build-9782</meta:generator>
    <meta:document-statistic meta:object-count="52"/>
  </office:meta>
</office:document-meta>
</file>